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ce1"/>
        <table:table-row table:style-name="ro1">
          <table:table-cell table:number-columns-repeated="30"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number-columns-repeated="3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@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3"/>
          <table:table-cell table:number-columns-repeated="3" office:value-type="string" calcext:value-type="string">
            <text:p>%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9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5"/>
          <table:table-cell table:number-columns-repeated="9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@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@</text:p>
          </table:table-cell>
          <table:table-cell table:number-columns-repeated="6"/>
          <table:table-cell table:number-columns-repeated="3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9" office:value-type="string" calcext:value-type="string">
            <text:p>X</text:p>
          </table:table-cell>
          <table:table-cell table:number-columns-repeated="3" office:value-type="string" calcext:value-type="string">
            <text:p>%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@</text:p>
          </table:table-cell>
          <table:table-cell table:number-columns-repeated="6"/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1"/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8"/>
          <table:table-cell table:number-columns-repeated="5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%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number-columns-repeated="3"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table:number-columns-repeated="30"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6:51:39.144138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2:25:42.437370333</meta:creation-date>
    <dc:date>2021-05-16T17:25:18.538910091</dc:date>
    <meta:editing-duration>PT44M57S</meta:editing-duration>
    <meta:editing-cycles>8</meta:editing-cycles>
    <meta:generator>LibreOffice/6.0.7.3$Linux_X86_64 LibreOffice_project/00m0$Build-3</meta:generator>
    <meta:document-statistic meta:table-count="1" meta:cell-count="372" meta:object-count="0"/>
  </office:meta>
</office:document-meta>
</file>